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bold"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bold"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bold"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bold"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bold"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bold"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bold"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left" fo:margin-bottom="10.00pt"/>
    </style:style>
    <text:list-style style:name="L3">
      <text:list-level-style-bullet text:level="1" text:bullet-char="•">
        <style:list-level-properties text:space-before="18.00pt" text:min-label-width="18.00pt"/>
        <style:text-properties fo:font-family="Symbol"/>
      </text:list-level-style-bullet>
    </text:list-style>
    <style:style style:name="P3" style:family="paragraph">
      <style:paragraph-properties fo:line-height="100.00%" fo:text-align="left" fo:margin-bottom="10.00pt"/>
    </style:style>
    <style:style style:name="P4" style:family="paragraph">
      <style:paragraph-properties fo:line-height="100.00%" fo:text-align="left"/>
    </style:style>
    <style:style style:name="P5" style:family="paragraph">
      <style:paragraph-properties fo:line-height="100.00%" fo:text-align="left"/>
    </style:style>
    <text:list-style style:name="L6">
      <text:list-level-style-bullet text:level="1" text:bullet-char="•">
        <style:list-level-properties text:space-before="18.00pt" text:min-label-width="18.00pt"/>
        <style:text-properties fo:font-family="Symbol"/>
      </text:list-level-style-bullet>
    </text:list-style>
    <style:style style:name="P6" style:family="paragraph">
      <style:paragraph-properties fo:line-height="100.00%" fo:text-align="left"/>
    </style:style>
    <style:style style:name="P7" style:family="paragraph">
      <style:paragraph-properties fo:line-height="100.00%" fo:text-align="left" fo:margin-bottom="10.00pt"/>
    </style:style>
    <style:style style:name="P8" style:family="paragraph">
      <style:paragraph-properties fo:line-height="115.00%" fo:text-align="left" fo:margin-bottom="10.00pt"/>
    </style:style>
  </office:automatic-styles>
  <office:body>
    <office:text>
      <text:p text:style-name="P1"><text:span text:style-name="T1"><text:s text:c="76"/></text:span><text:span text:style-name="T2">BURP SUITE</text:span><text:span text:style-name="T3"/></text:p>
      <text:p text:style-name="P1"><text:span text:style-name="T3"/></text:p>
      <text:p text:style-name="P1"><text:span text:style-name="T3"><text:s text:c="7"/></text:span><text:span text:style-name="T4">INTRODUCTION</text:span></text:p>
      <text:p text:style-name="P1"><text:span text:style-name="T4"/></text:p>
      <text:p text:style-name="P1"><text:span text:style-name="T5">==&gt;Burp Suite is an integrated platform for performing security testing of web applications.<text:tab/></text:span></text:p>
      <text:p text:style-name="P1"><text:span text:style-name="T5">==&gt;It is Java Based web penetration testing testing framework.</text:span></text:p>
      <text:p text:style-name="P1"><text:span text:style-name="T6">Penetration Testing:</text:span></text:p>
      <text:p text:style-name="P1"><text:span text:style-name="T7">Also called as Pen testing is a practice of testing computer system , network or web application to find security vunerabilities that an attacker can exploit.</text:span></text:p>
      <text:p text:style-name="P1"><text:span text:style-name="T7"/></text:p>
      <text:p text:style-name="P1"><text:span text:style-name="T7">==&gt; Burp Suite helps you identify vulnerabilities and verify attack vectors that are affecting web applications.</text:span></text:p>
      <text:p text:style-name="P1"><text:span text:style-name="T7"/></text:p>
      <text:p text:style-name="P1"><text:span text:style-name="T7">OVERVIEW</text:span></text:p>
      <text:p text:style-name="P1"><text:span text:style-name="T7">==Burp suite is combination of different tools in form of different tabs like proxy, scanner etc..</text:span></text:p>
      <text:p text:style-name="P1"><text:span text:style-name="T7">==The main feature of Burp Suite is that it can fuction as an intercepting proxy.</text:span></text:p>
      <text:p text:style-name="P1"><text:span text:style-name="T7">==BurpSuite intercepts the traffic between a web browser and the web server.</text:span></text:p>
      <text:p text:style-name="P1"><text:span text:style-name="T7">==BurpSuite is a combination of different tools which have<text:s text:c="2"/>different fuctionalities.</text:span></text:p>
      <text:p text:style-name="P1"><text:span text:style-name="T8">The tools in burpsuite are<text:s/></text:span><text:span text:style-name="T9"/></text:p>
      <text:p text:style-name="P1"><text:span text:style-name="T9">1.</text:span><text:span text:style-name="T10">HTTP proxy<text:s/></text:span><text:span text:style-name="T11">:<text:s text:c="2"/>It operates as a web proxy server, and sits as a man-in-the-middle between the browser and destination web servers. This allows the interception, inspection and modification of the raw traffic passing in both directions.</text:span></text:p>
      <text:p text:style-name="P1"><text:span text:style-name="T12">2.Scanner<text:s/></text:span><text:span text:style-name="T13">: A web application security scanner, used for performing automated vulnerability scans of web applications.</text:span></text:p>
      <text:p text:style-name="P1"><text:span text:style-name="T14">3.Decoder<text:s/></text:span><text:span text:style-name="T15">: A tool for transforming encoded data into its canonical form, or for transforming raw data into various encoded and hashed forms. It is capable of intelligently recognizing several encoding formats using heuristic techniques.</text:span></text:p>
      <text:p text:style-name="P1"><text:span text:style-name="T16">4.Comparer<text:s/></text:span><text:span text:style-name="T17">: A tool for performing a comparison (a visual "diff") between any two items of data.</text:span></text:p>
      <text:p text:style-name="P1"><text:span text:style-name="T18">5.Intruder<text:s/></text:span><text:span text:style-name="T19">: This tool can perform automated attacks on web applications. The tool offers a configurable algorithm that can generate malicious HTTP requests. The intruder tool can test and detect SQL Injections, Cross Site Scripting, parameter manipulation and vulnerabilities susceptible to brute-force attacks.</text:span></text:p>
      <text:p text:style-name="P1"><text:span text:style-name="T20">6.Repeater</text:span><text:span text:style-name="T21"><text:s/>: A simple tool that can be used to manually test an application. It can be used to modify requests to the server, resend them, and observe the results.</text:span></text:p>
      <text:p text:style-name="P1"><text:span text:style-name="T22">7.Spider</text:span><text:span text:style-name="T23"><text:s/>: A tool for automatically crawling web applications. It can be used in conjunction with manual mapping techniques to speed up the process of mapping an application's content and functionality.</text:span></text:p>
      <text:p text:style-name="P1"><text:span text:style-name="T24">8.Extender</text:span><text:span text:style-name="T25"><text:s/>: Allows the security tester to load Burp extensions, to extend Burp's functionality using the security testers own or third-party code </text:span></text:p>
      <text:p text:style-name="P1"><text:span text:style-name="T26">9.Sequencer</text:span><text:span text:style-name="T27"><text:s/>: A tool for analyzing the quality of randomness in a sample of data items. It can be used to test an application's session tokens or other important data items that are intended to be unpredictable, such as anti-CSRF tokens, password reset tokens, etc.</text:span></text:p>
      <text:p text:style-name="P1"><text:span text:style-name="T27"/></text:p>
      <text:p text:style-name="P1"><text:span text:style-name="T27"/></text:p>
      <text:p text:style-name="P1"><text:span text:style-name="T27"/></text:p>
      <text:p text:style-name="P2"><draw:frame text:anchor-type="as-char" svg:width="152.40mm" svg:height="58.47mm" style:rel-width="scale" style:rel-height="scale"><draw:object-ole xlink:href="OleObj1"/><draw:image xlink:href="ObjectReplacements/OleObj1"/></draw:frame><text:span text:style-name="T27"/></text:p>
      <text:p text:style-name="P2"><text:span text:style-name="T27"/></text:p>
      <text:p text:style-name="P2"><text:span text:style-name="T28">HTTP Proxy:</text:span><text:span text:style-name="T29"/></text:p>
      <text:list text:style-name="L3">
        <text:list-item>
          <text:p text:style-name="P3"><text:span text:style-name="T29">This proxy is the tab which acts a tool used for intercepting our requests.</text:span></text:p>
        </text:list-item>
        <text:list-item>
          <text:p text:style-name="P4"><text:span text:style-name="T29">This tool consists of more tabs which as diffenernt functionality like</text:span></text:p>
        </text:list-item>
      </text:list>
      <text:p text:style-name="P5"><text:span text:style-name="T29"/></text:p>
      <text:p text:style-name="P5"><text:span text:style-name="T29"><text:s text:c="17"/>a)Intercept</text:span></text:p>
      <text:p text:style-name="P5"><text:span text:style-name="T29"><text:s text:c="17"/>b)HTTP History</text:span></text:p>
      <text:p text:style-name="P5"><text:span text:style-name="T29"><text:s text:c="17"/>c)WebSockete history</text:span></text:p>
      <text:p text:style-name="P5"><text:span text:style-name="T29"><text:s text:c="17"/>d)options<text:s text:c="2"/><text:tab/></text:span></text:p>
      <text:p text:style-name="P5"><text:span text:style-name="T29"/></text:p>
      <text:list text:style-name="L6">
        <text:list-item>
          <text:p text:style-name="P6"><text:span text:style-name="T29">This Proxy tab is used for configuring proxy </text:span></text:p>
        </text:list-item>
        <text:list-item>
          <text:p text:style-name="P6"><text:span text:style-name="T29">Stores HTTP Requests</text:span></text:p>
        </text:list-item>
        <text:list-item>
          <text:p text:style-name="P6"><text:span text:style-name="T29">Can also be used for manupulating requests<text:tab/></text:span></text:p>
        </text:list-item>
      </text:list>
      <text:p text:style-name="P7"><text:span text:style-name="T29"/></text:p>
      <text:p text:style-name="P7"><draw:frame text:anchor-type="as-char" svg:width="152.40mm" svg:height="74.88mm" style:rel-width="scale" style:rel-height="scale"><draw:object-ole xlink:href="OleObj2"/><draw:image xlink:href="ObjectReplacements/OleObj2"/></draw:frame><text:span text:style-name="T29"/></text:p>
      <text:p text:style-name="P7"><text:span text:style-name="T30">Intercept:</text:span></text:p>
      <text:p text:style-name="P7"><text:span text:style-name="T31">This Intercept Tab is used to display and modify the HTTP and websockets messages that passes between your browser and web servers.</text:span></text:p>
      <text:p text:style-name="P7"><text:span text:style-name="T31">Which is further consists of controls like</text:span></text:p>
      <text:p text:style-name="P7"><text:span text:style-name="T31">1)Forward</text:span></text:p>
      <text:p text:style-name="P7"><text:span text:style-name="T31"><text:s text:c="9"/>When you have reviewed and if required edited the message , click "forward " to send the message on to the server or browser.</text:span></text:p>
      <text:p text:style-name="P7"><text:span text:style-name="T31">2)Drop</text:span></text:p>
      <text:p text:style-name="P7"><text:span text:style-name="T31"><text:s text:c="8"/>Use this to abondon the message so that it is not forwarded.</text:span></text:p>
      <text:p text:style-name="P7"><text:span text:style-name="T31">3)Interception ON/OFF</text:span></text:p>
      <text:p text:style-name="P7"><text:span text:style-name="T31"><text:s text:c="8"/>If the button is showing Interception ON then the messages will be intercepted or automatically forwarded according to the configured options for interception of HTTP and websockets messages. If the button is showing "interception if OFF" then all the messages will be automatically forwarded.</text:span></text:p>
      <text:p text:style-name="P7"><text:span text:style-name="T31"><text:s text:c="9"/></text:span></text:p>
      <text:p text:style-name="P7"><text:span text:style-name="T31"/></text:p>
      <text:p text:style-name="P7"><text:span text:style-name="T31">4)Action</text:span></text:p>
      <text:p text:style-name="P7"><text:span text:style-name="T31">5)Comment Field </text:span></text:p>
      <text:p text:style-name="P7"><text:span text:style-name="T31">6)Highlight.</text:span></text:p>
      <text:p text:style-name="P7"><text:span text:style-name="T31"/></text:p>
      <text:p text:style-name="P8"><text:span text:style-name="T31"/></text:p>
      <text:p text:style-name="P8"><text:span text:style-name="T31"/></text:p>
      <text:p text:style-name="P8"><text:span text:style-name="T3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